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354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 style:text-line-through-style="solid" style:text-line-through-type="single"/>
    </style:style>
    <style:style style:name="ce56" style:family="table-cell" style:parent-style-name="Default">
      <style:table-cell-properties fo:border-bottom="none" fo:border-left="0.74pt solid #000000" fo:border-right="0.74pt solid #000000" fo:border-top="none"/>
      <style:text-properties fo:color="#c9211e" style:text-line-through-style="solid" style:text-line-through-type="single"/>
    </style:style>
    <style:style style:name="ce57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 style:text-line-through-style="solid" style:text-line-through-type="single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1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15" style:family="table-cell" style:parent-style-name="Default">
      <style:text-properties fo:color="#000000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="0.31pt solid #3c3c3c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office:forms form:automatic-focus="false" form:apply-design-mode="false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nk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dauer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:ss</text:p>
          </table:table-cell>
          <table:table-cell table:style-name="ce133" office:value-type="string" calcext:value-type="string">
            <text:p>19 Zeichen</text:p>
          </table:table-cell>
          <table:table-cell table:style-name="ce133"/>
          <table:table-cell table:style-name="ce139" office:value-type="float" office:value="19" calcext:value-type="float">
            <text:p>19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</text:span><text:span text:style-name="T2">mehrmals </text:span><text:span text:style-name="T2">vorkommen </text:span><text:span text:style-name="T2">können. (JSON-</text:span><text:span text:style-name="T2">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72"/>
          <table:table-cell table:style-name="ce150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66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21" office:value-type="string" calcext:value-type="string">
            <text:p>ControllableFunction</text:p>
          </table:table-cell>
          <table:table-cell table:style-name="ce121"/>
          <table:table-cell table:style-name="ce121" office:value-type="string" calcext:value-type="string">
            <text:p>HEADLIGHTS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Stirnbeleuchtung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112" table:number-columns-repeated="6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OPERATING_SOUNDS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string" calcext:value-type="string">
            <text:p>Betriebsgeräusch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09" table:number-columns-repeated="6"/>
          <table:table-cell table:number-columns-repeated="58"/>
        </table:table-row>
        <table:table-row table:style-name="ro1">
          <table:table-cell table:style-name="ce121" office:value-type="string" calcext:value-type="string">
            <text:p>Day</text:p>
          </table:table-cell>
          <table:table-cell table:style-name="ce121"/>
          <table:table-cell table:style-name="ce121" office:value-type="string" calcext:value-type="string">
            <text:p>SUNDAY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MONDAY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UESDAY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WEDNESDAY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HURSDAY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FRIDAY</text:p>
          </table:table-cell>
          <table:table-cell table:style-name="ce112" office:value-type="float" office:value="5" calcext:value-type="float">
            <text:p>5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09" table:number-columns-repeated="2"/>
          <table:table-cell table:style-name="ce109" office:value-type="string" calcext:value-type="string">
            <text:p>SATURDAY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number-columns-repeated="2"/>
          <table:table-cell table:number-columns-repeated="58"/>
        </table:table-row>
        <table:table-row table:style-name="ro1">
          <table:table-cell table:style-name="ce55" office:value-type="string" calcext:value-type="string">
            <text:p>DayTime</text:p>
          </table:table-cell>
          <table:table-cell table:style-name="ce55"/>
          <table:table-cell table:style-name="ce55" office:value-type="string" calcext:value-type="string">
            <text:p>NIGHT</text:p>
          </table:table-cell>
          <table:table-cell table:style-name="ce55"/>
          <table:table-cell table:style-name="ce55" office:value-type="string" calcext:value-type="string">
            <text:p>Nacht (22:30 – 4:00)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SUNRISE</text:p>
          </table:table-cell>
          <table:table-cell table:style-name="ce56"/>
          <table:table-cell table:style-name="ce56" office:value-type="string" calcext:value-type="string">
            <text:p>Sonnenaufgang (4:00 – 5:0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DAY</text:p>
          </table:table-cell>
          <table:table-cell table:style-name="ce56"/>
          <table:table-cell table:style-name="ce56" office:value-type="string" calcext:value-type="string">
            <text:p>Tag (5:00 – 21:3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UNSET</text:p>
          </table:table-cell>
          <table:table-cell table:style-name="ce57"/>
          <table:table-cell table:style-name="ce57" office:value-type="string" calcext:value-type="string">
            <text:p>Sonnenuntergang (21:30 – 22:30)</text:p>
          </table:table-cell>
          <table:table-cell table:style-name="ce109"/>
          <table:table-cell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UNKNOWN_ERROR</text:p>
          </table:table-cell>
          <table:table-cell table:style-name="ce150"/>
          <table:table-cell table:style-name="ce150" office:value-type="string" calcext:value-type="string">
            <text:p>Unbekannter Fehler aufgetrete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UNKNOWN_GROUP_ID</text:p>
          </table:table-cell>
          <table:table-cell table:style-name="ce155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MESSAGE_ID</text:p>
          </table:table-cell>
          <table:table-cell table:style-name="ce149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NO_DEFAULT_GIVEN</text:p>
          </table:table-cell>
          <table:table-cell table:style-name="ce149"/>
          <table:table-cell table:style-name="ce155" office:value-type="string" calcext:value-type="string">
            <text:p>Es existiert kein Standar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SAME_ORIGIN_NEEDED</text:p>
          </table:table-cell>
          <table:table-cell table:style-name="ce155"/>
          <table:table-cell table:style-name="ce149" office:value-type="string" calcext:value-type="string">
            <text:p>Client und Server laufen nicht auf selbem Hos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SETTING_NOT_ALLOWED</text:p>
          </table:table-cell>
          <table:table-cell table:style-name="ce155"/>
          <table:table-cell table:style-name="ce155" office:value-type="string" calcext:value-type="string">
            <text:p>Setzten der Werte (z.B. im automatic-Modus) nicht möglich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56" office:value-type="string" calcext:value-type="string">
            <text:p>INVALID_VALUE_GIVEN</text:p>
          </table:table-cell>
          <table:table-cell table:style-name="ce156"/>
          <table:table-cell table:style-name="ce156" office:value-type="string" calcext:value-type="string">
            <text:p>Ungültiger Wert übermitt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37" table:number-columns-repeated="2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38">
          <table:table-cell table:number-columns-repeated="64"/>
        </table:table-row>
        <table:table-row table:style-name="ro2" table:number-rows-repeated="4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Wert „null“ </text:span><text:span text:style-name="T3">enthalten. Feld wird in einem </text:span><text:span text:style-name="T3">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ToggleState</text:p>
          </table:table-cell>
          <table:table-cell table:style-name="ce304" office:value-type="string" calcext:value-type="string">
            <text:p>mainLightOn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Schreibtischlampe an / aus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95"/>
          <table:table-cell table:style-name="ce195" office:value-type="string" calcext:value-type="string">
            <text:p>MsgGroups</text:p>
          </table:table-cell>
          <table:table-cell table:style-name="ce195" office:value-type="string" calcext:value-type="string">
            <text:p>msgGroups</text:p>
          </table:table-cell>
          <table:table-cell table:style-name="ce19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-1" calcext:value-type="float">
            <text:p>-1</text:p>
          </table:table-cell>
          <table:table-cell table:style-name="ce195" office:value-type="string" calcext:value-type="string">
            <text:p>Gruppe der Nachrichten die zum Client geschickt werden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1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3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190" office:value-type="string" calcext:value-type="string">
            <text:p>GlobalTimerData</text:p>
          </table:table-cell>
          <table:table-cell table:style-name="ce190" office:value-type="string" calcext:value-type="string">
            <text:p>PointOfTime</text:p>
          </table:table-cell>
          <table:table-cell table:style-name="ce240" office:value-type="string" calcext:value-type="string">
            <text:p>modelTime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307" office:value-type="string" calcext:value-type="string">
            <text:p>Aktueller Modelbahntag</text:p>
          </table:table-cell>
          <table:table-cell table:style-name="ce307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Long</text:p>
          </table:table-cell>
          <table:table-cell table:style-name="ce107" office:value-type="string" calcext:value-type="string">
            <text:p>multiplicator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Geschwindigkeitsfaktor Modellbahnzeit</text:p>
          </table:table-cell>
          <table:table-cell table:style-name="ce249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night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Nacht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sunrise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Sonnenaufgan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day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Ta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91"/>
          <table:table-cell table:style-name="ce226" office:value-type="string" calcext:value-type="string">
            <text:p>Integer</text:p>
          </table:table-cell>
          <table:table-cell table:style-name="ce226" office:value-type="string" calcext:value-type="string">
            <text:p>sunsetStartTime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Uhrzeit Sonnenuntergang</text:p>
          </table:table-cell>
          <table:table-cell table:style-name="ce109"/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112" office:value-type="string" calcext:value-type="string">
            <text:p>ControllableFunction</text:p>
          </table:table-cell>
          <table:table-cell table:style-name="ce112" office:value-type="string" calcext:value-type="string">
            <text:p>function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PointOfTime</text:p>
          </table:table-cell>
          <table:table-cell table:style-name="ce301" office:value-type="string" calcext:value-type="string">
            <text:p>Day</text:p>
          </table:table-cell>
          <table:table-cell table:style-name="ce301" office:value-type="string" calcext:value-type="string">
            <text:p>day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Ta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11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tim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Zeitpunkt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209" office:value-type="string" calcext:value-type="string">
            <text:p>Integer</text:p>
          </table:table-cell>
          <table:table-cell table:style-name="ce209" office:value-type="string" calcext:value-type="string">
            <text:p>i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4" office:value-type="string" calcext:value-type="string">
            <text:p>SwitchStand</text:p>
          </table:table-cell>
          <table:table-cell table:style-name="ce124" office:value-type="string" calcext:value-type="string">
            <text:p>switchStand</text:p>
          </table:table-cell>
          <table:table-cell table:style-name="ce173"/>
          <table:table-cell table:number-columns-repeated="2" table:style-name="ce195" office:value-type="float" office:value="1" calcext:value-type="float">
            <text:p>1</text:p>
          </table:table-cell>
          <table:table-cell table:style-name="ce173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 table:number-rows-repeated="14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11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34">
          <table:table-cell table:number-columns-repeated="64"/>
        </table:table-row>
        <table:table-row table:style-name="ro2" table:number-rows-repeated="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 table:style-name="ce322"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</text:span><text:span text:style-name="T3">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wird </text:span><text:span text:style-name="T2">nur intern behandelt)</text:span></text:p>
              <text:p text:style-name="P1"><text:span text:style-name="T2">SG =&gt; SINGLE (Nachricht wird </text:span><text:span text:style-name="T2">nur zum Client geschickt)</text:span></text:p>
              <text:p text:style-name="P1"><text:span text:style-name="T2">GP =&gt; GROUP (Nachricht wird an </text:span><text:span text:style-name="T2">die Mitlgieder der Gruppe </text:span><text:span text:style-name="T2">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</text:span><text:span text:style-name="T3">„Basistypen“, </text:span><text:span text:style-name="T3">„Enumerationen“, </text:span><text:span text:style-name="T3">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290" office:value-type="string" calcext:value-type="string">
            <text:p>PointOfTim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5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6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8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currency-style style:name="N13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8P0" style:volatile="true">
      <number:text>Ja</number:text>
    </number:number-style>
    <number:number-style style:name="N118P1" style:volatile="true">
      <number:text>Ja</number:text>
    </number:number-style>
    <number:number-style style:name="N118">
      <number:text>Nein</number:text>
      <style:map style:condition="value()&gt;0" style:apply-style-name="N118P0"/>
      <style:map style:condition="value()&lt;0" style:apply-style-name="N118P1"/>
    </number:number-style>
    <number:number-style style:name="N116P0" style:volatile="true">
      <number:text>Ein</number:text>
    </number:number-style>
    <number:number-style style:name="N116P1" style:volatile="true">
      <number:text>Ein</number:text>
    </number:number-style>
    <number:number-style style:name="N116">
      <number:text>Aus</number:text>
      <style:map style:condition="value()&gt;0" style:apply-style-name="N116P0"/>
      <style:map style:condition="value()&lt;0" style:apply-style-name="N116P1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2P0" style:volatile="true"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2-12-21T22:45:50.147106761</dc:date>
    <meta:generator>LibreOffice/7.3.7.2$Linux_X86_64 LibreOffice_project/30$Build-2</meta:generator>
    <meta:editing-duration>P26DT22H26M7S</meta:editing-duration>
    <meta:editing-cycles>506</meta:editing-cycles>
    <meta:document-statistic meta:table-count="6" meta:cell-count="1645" meta:object-count="0"/>
  </office:meta>
</office:document-meta>
</file>